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2" svg:font-family="Arial"/>
    <style:font-face style:name="Arial1" svg:font-family="Arial, Verdana, Helvetica"/>
    <style:font-face style:name="Lucida Grande" svg:font-family="'Lucida Grande', Verdana, Lucida, Helvetica, Arial, sans-serif"/>
    <style:font-face style:name="Mangal1" svg:font-family="Mangal"/>
    <style:font-face style:name="OpenSymbol" svg:font-family="OpenSymbol"/>
    <style:font-face style:name="Times New Roman1" svg:font-family="'Times New Roman'"/>
    <style:font-face style:name="Verdana" svg:font-family="Verdana, Arial,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2"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style>
    <style:style style:name="P8" style:family="paragraph" style:parent-style-name="Standard" style:list-style-name="L2">
      <style:paragraph-properties fo:text-align="start" style:justify-single-word="false"/>
    </style:style>
    <style:style style:name="P9" style:family="paragraph" style:parent-style-name="Standard" style:list-style-name="L2"/>
    <style:style style:name="P10" style:family="paragraph" style:parent-style-name="Standard">
      <style:paragraph-properties fo:text-align="start" style:justify-single-word="false"/>
      <style:text-properties style:text-underline-style="solid" style:text-underline-width="auto" style:text-underline-color="font-color"/>
    </style:style>
    <style:style style:name="P11" style:family="paragraph" style:parent-style-name="Standard">
      <style:paragraph-properties fo:text-align="start" style:justify-single-word="false"/>
      <style:text-properties fo:font-size="11pt" fo:font-weight="bold" style:font-size-asian="11pt" style:font-weight-asian="bold" style:font-size-complex="11pt" style:font-weight-complex="bold"/>
    </style:style>
    <style:style style:name="P12" style:family="paragraph" style:parent-style-name="Standard" style:list-style-name="L1">
      <style:paragraph-properties fo:text-align="start" style:justify-single-word="false"/>
      <style:text-properties fo:font-size="11pt" fo:font-weight="bold" style:font-size-asian="11pt" style:font-weight-asian="bold" style:font-size-complex="11pt" style:font-weight-complex="bold"/>
    </style:style>
    <style:style style:name="P13" style:family="paragraph" style:parent-style-name="Standard">
      <style:text-properties fo:font-size="11pt" style:font-size-asian="11pt" style:font-size-complex="11pt"/>
    </style:style>
    <style:style style:name="P14" style:family="paragraph" style:parent-style-name="Standard" style:list-style-name="L1">
      <style:paragraph-properties fo:text-align="start" style:justify-single-word="false"/>
      <style:text-properties fo:font-size="11pt" style:font-size-asian="11pt" style:font-size-complex="11pt"/>
    </style:style>
    <style:style style:name="P15" style:family="paragraph" style:parent-style-name="Standard">
      <style:paragraph-properties fo:text-align="start" style:justify-single-word="false"/>
      <style:text-properties fo:font-size="11pt" fo:font-weight="normal" style:font-size-asian="11pt" style:font-weight-asian="normal" style:font-size-complex="11pt" style:font-weight-complex="normal"/>
    </style:style>
    <style:style style:name="P16" style:family="paragraph" style:parent-style-name="Standard" style:list-style-name="L1">
      <style:paragraph-properties fo:text-align="start" style:justify-single-word="false"/>
      <style:text-properties fo:font-size="11pt" fo:font-weight="normal" style:font-size-asian="11pt" style:font-weight-asian="normal" style:font-size-complex="11pt" style:font-weight-complex="normal"/>
    </style:style>
    <style:style style:name="P17" style:family="paragraph" style:parent-style-name="Standard">
      <style:paragraph-properties fo:text-align="start" style:justify-single-word="false"/>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P18" style:family="paragraph" style:parent-style-name="Standard">
      <style:paragraph-properties fo:text-align="start" style:justify-single-word="false"/>
      <style:text-properties style:font-name="Courier New" fo:font-size="12pt" style:text-underline-style="none" fo:font-weight="normal" style:font-size-asian="12pt" style:font-weight-asian="normal" style:font-size-complex="12pt" style:font-weight-complex="normal"/>
    </style:style>
    <style:style style:name="P19" style:family="paragraph" style:parent-style-name="Text_20_body">
      <style:text-properties fo:font-size="11pt" style:font-size-asian="11pt" style:font-size-complex="11pt"/>
    </style:style>
    <style:style style:name="P20" style:family="paragraph" style:parent-style-name="Text_20_body">
      <style:paragraph-properties fo:margin-top="0cm" fo:margin-bottom="0cm"/>
      <style:text-properties fo:font-size="11pt" style:font-size-asian="11pt" style:font-size-complex="11pt"/>
    </style:style>
    <style:style style:name="P21" style:family="paragraph" style:parent-style-name="Text_20_body">
      <style:paragraph-properties fo:margin-top="0cm" fo:margin-bottom="0cm" style:line-height-at-least="0cm"/>
      <style:text-properties fo:font-size="11pt" style:font-size-asian="11pt" style:font-size-complex="11pt"/>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variant="normal" fo:text-transform="none" fo:color="#000000" style:font-name="Times New Roman" fo:font-size="12pt" fo:letter-spacing="normal" fo:font-style="normal" style:text-underline-style="none" fo:font-weight="normal" fo:background-color="#ffffff" style:font-size-asian="12pt" style:font-weight-asian="normal" style:font-size-complex="12pt" style:font-weight-complex="normal"/>
    </style:style>
    <style:style style:name="T3" style:family="text">
      <style:text-properties fo:font-variant="normal" fo:text-transform="none" fo:color="#000000" style:font-name="Lucida Grande" fo:font-size="9.75pt" fo:letter-spacing="normal" fo:font-style="normal" style:text-underline-style="none" fo:font-weight="normal" fo:background-color="#ffffff" style:font-size-asian="12pt" style:font-weight-asian="normal" style:font-size-complex="12pt" style:font-weight-complex="normal"/>
    </style:style>
    <style:style style:name="T4" style:family="text">
      <style:text-properties fo:font-variant="normal" fo:text-transform="none" fo:color="#000080" style:font-name="Times New Roman" fo:font-size="12pt" fo:letter-spacing="normal" fo:language="zxx" fo:country="none" fo:font-style="normal" style:text-underline-style="solid" style:text-underline-width="auto" style:text-underline-color="font-color" fo:font-weight="normal" fo:background-color="#ffffff" style:font-size-asian="12pt" style:language-asian="zxx" style:country-asian="none" style:font-weight-asian="normal" style:font-size-complex="12pt" style:language-complex="zxx" style:country-complex="none" style:font-weight-complex="normal"/>
    </style:style>
    <style:style style:name="T5" style:family="text">
      <style:text-properties fo:font-weight="normal" style:font-weight-asian="normal" style:font-weight-complex="normal"/>
    </style:style>
    <style:style style:name="T6" style:family="text">
      <style:text-properties style:text-underline-style="solid" style:text-underline-width="auto" style:text-underline-color="font-color"/>
    </style:style>
    <style:style style:name="T7" style:family="text">
      <style:text-properties fo:font-weight="bold" style:font-weight-asian="bold" style:font-weight-complex="bold"/>
    </style:style>
    <style:style style:name="T8" style:family="text">
      <style:text-properties fo:color="#000000" style:font-name="Times New Roman" fo:font-size="12pt" style:text-underline-style="none" fo:font-weight="normal" style:font-size-asian="12pt" style:font-weight-asian="normal" style:font-size-complex="12pt" style:font-weight-complex="normal"/>
    </style:style>
    <style:style style:name="T9" style:family="text">
      <style:text-properties fo:color="#000000" fo:font-size="12pt" fo:font-weight="normal" style:font-size-asian="12pt" style:font-weight-asian="normal" style:font-size-complex="12pt" style:font-weight-complex="normal"/>
    </style:style>
    <style:style style:name="T10" style:family="text">
      <style:text-properties fo:language="zxx" fo:country="none" style:language-asian="zxx" style:country-asian="none" style:language-complex="zxx" style:country-complex="none"/>
    </style:style>
    <style:style style:name="T11" style:family="text">
      <style:text-properties fo:font-size="11pt" style:font-size-asian="11pt" style:font-size-complex="11pt"/>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Übung 1 -Empirische Bewertung in der Informatik</text:p>
      <text:p text:style-name="P1"/>
      <text:p text:style-name="P2"><text:span text:style-name="T6">Aufgabe 1-1: Definitionen von Forschung (engl. Research)</text:span></text:p>
      <text:p text:style-name="P2"><text:span text:style-name="T6"/></text:p>
      <text:p text:style-name="P11">Definition 1:</text:p>
      <text:p text:style-name="P20">„Forschung und Entwicklung ist die systematische Suche nach neuen Erkenntnissen unter Anwendung wissenschaftlicher Methoden und in geplanter Form. Forschung ist der generelle Erwerb neuer Kenntnisse, Entwicklung deren erstmalige konkretisierende Anwendung und praktische Umsetzung. Die neuen Kenntnisse können sich sowohl auf Produkte als auch auf (Herstellungs-)Verfahren und Produkt- sowie Verfahrensanwendungen erstrecken. Entbehrt Forschung noch eines realen Verwertungsaspekts, so handelt es sich um Grundlagenforschung. Die angewandte Forschung ist dagegen bereits auf konkrete Anwendungsmöglichkeiten hin ausgerichtet.„</text:p>
      <text:p text:style-name="P21">Quelle: </text:p>
      <text:p text:style-name="P19">Springer Gabler Verlag (Herausgeber), Gabler Wirtschaftslexikon, Stichwort: Forschung und Entwicklung (F&amp;E), online im Internet: http://wirtschaftslexikon.gabler.de/Archiv/9701/forschung-und-entwicklung-f-e-v10.html </text:p>
      <text:p text:style-name="P13">Autoren: Prof. Dr. Kai-Ingo Voigt, Prof. Dr. Günter Müller-Stewens, Prof. Dr. Martin G. Möhrle, Prof. Dr. Dieter Specht</text:p>
      <text:p text:style-name="P13"/>
      <text:p text:style-name="P11">Definition 2: </text:p>
      <text:p text:style-name="P13">„Alle systematischen Bestrebungen und Bemühungen, um neue Erkenntnisse für Wissenschaft oder Industrie zu erlangen; man unterscheidet zwischen Grundlagenforschung und angewandter Forschung; die Grundlagenforschung soll lediglich neue Erkenntnisse bringen, wird meist an Universitäten durchgeführt und bildet die Basis für die angewandte Forschung; die angewandte Forschung soll bestimmte praktische Anliegen oder Probleme lösen, wird auch in der freien Wirtschaft betrieben und liefert der Grundlagenforschung neue Ideen; bevor man mit der Forschung beginnt, setzt man sich Ziele, welche erreicht werden sollen und bestimmt jenes Wissen, welches derzeit zur Verfügung steht; danach wird der Versuch geplant und anschließend durchgeführt; zum Schluss wird der gesamte Forschungsprozess dokumentiert und interpretiert; die Finanzierung erfolgt entweder über staatliche Ressourcen (staatlich finanzierte Forschung, zum Beispiel die Hochschulforschung) oder nicht staatliche Zuschüsse (nicht staatlich finanzierte Forschung, zum Beispiel durch Stiftungen); Gelder für die Forschung kommen zum größten Teil aus der Wirtschaft.“</text:p>
      <text:p text:style-name="P13">Quelle: wissen.woxikon.de – Begriff: Forschung </text:p>
      <text:p text:style-name="P4"><text:span text:style-name="T11">Link: </text:span><text:a xlink:type="simple" xlink:href="http://wissen.woxikon.de/forschung"><text:span text:style-name="T11">http://wissen.woxikon.de/forschung</text:span></text:a></text:p>
      <text:p text:style-name="P15"/>
      <text:p text:style-name="P11">Definition 3:</text:p>
      <text:p text:style-name="P13">„Systematic investigative process employed to increase or revise current knowledge by discovering new facts. It is divided into two general categories: (1) Basic research is inquiry aimed at increasing scientific knowledge, and (2) Applied research is effort aimed at using basic research for solving problems or developing new processes, products, or techniques.“<text:line-break/>Quelle: businessdictioinary.com - Begriff: research</text:p>
      <text:p text:style-name="P13">Link: http://www.businessdictionary.com/definition/research.html#ixzz308BlNlIR </text:p>
      <text:p text:style-name="P13"/>
      <text:p text:style-name="P13"/>
      <text:p text:style-name="P2">Zusammenfassung von Konzept der Forschung:</text:p>
      <text:p text:style-name="P4">Bei Forschung handelt es sich also um die Absicht systematisch neue Erkenntnisse zu erlangen. Dort ist zwischen Grundlagenforschung und angewandter Forschung zu unterscheiden. Die Grundlagenforschung hat zum Ziel neue wissenschaftliche Erkenntnisse hervorzubringen und angewandte Forschung nutzt die Grundlagenforschung, um Probleme zu lösen oder neue Produkte und Prozesse zu entwickeln.</text:p>
      <text:p text:style-name="P4"/>
      <text:p text:style-name="P2"/>
      <text:p text:style-name="P2"/>
      <text:p text:style-name="P2"><text:soft-page-break/><text:span text:style-name="T6">Aufgabe 1-2: R - Introduction</text:span></text:p>
      <text:p text:style-name="P2"/>
      <text:p text:style-name="P10"><text:span text:style-name="T1">Erklärungen zu Indexing:</text:span></text:p>
      <text:list xml:id="list561931603853089375" text:style-name="L2">
        <text:list-item>
          <text:p text:style-name="P8"><text:span text:style-name="T9">in „</text:span><text:a xlink:type="simple" xlink:href="http://127.0.0.1:20648/doc/manual/R-lang.html"><text:span text:style-name="T2">The R Language Definition</text:span></text:a><text:span text:style-name="T8"> “</text:span><text:span text:style-name="T1">(</text:span><text:a xlink:type="simple" xlink:href="http://www.r-project.org/"><text:span text:style-name="T1">http://www.r-project.org</text:span></text:a><text:span text:style-name="T1">):</text:span></text:p>
          <text:list>
            <text:list-item>
              <text:p text:style-name="P8"><text:a xlink:type="simple" xlink:href="http://127.0.0.1:20648/doc/manual/R-lang.html#Indexing"><text:span text:style-name="T1">http://127.0.0.1:20648/doc/manual/R-lang.html#Indexing</text:span></text:a></text:p>
            </text:list-item>
          </text:list>
        </text:list-item>
        <text:list-item>
          <text:p text:style-name="P8"><text:span text:style-name="T2">in"An Introduction to R“(</text:span><text:a xlink:type="simple" xlink:href="http://www.r-project.org/">http://www.r-project.org</text:a><text:span text:style-name="T2">):</text:span></text:p>
          <text:list>
            <text:list-item>
              <text:p text:style-name="P9"><text:a xlink:type="simple" xlink:href="http://127.0.0.1:20648/doc/manual/R-intro.html#index-Indexing-vectors"><text:span text:style-name="T4">http://127.0.0.1:20648/doc/manual/R-intro.html#index-Indexing-vectors</text:span></text:a></text:p>
            </text:list-item>
            <text:list-item>
              <text:p text:style-name="P9"><text:a xlink:type="simple" xlink:href="http://127.0.0.1:20648/doc/manual/R-lang.html#Indexing-matrices-and-arrays"><text:span text:style-name="T4">http://127.0.0.1:20648/doc/manual/R-lang.html#Indexing-matrices-and-arrays</text:span></text:a></text:p>
            </text:list-item>
          </text:list>
        </text:list-item>
        <text:list-item>
          <text:p text:style-name="P9"><text:span text:style-name="T10">Nach der Eingabe von ?"[" in R werden die Indizes auch erklärt:</text:span></text:p>
          <text:list>
            <text:list-item>
              <text:p text:style-name="P9"><text:a xlink:type="simple" xlink:href="http://127.0.0.1:20648/library/base/html/Extract.html">http://127.0.0.1:20648/library/base/html/Extract.html</text:a></text:p>
            </text:list-item>
          </text:list>
        </text:list-item>
        <text:list-item>
          <text:p text:style-name="P8"><text:span text:style-name="T2">in der kurzen „</text:span>R Reference Card“ <text:span text:style-name="T3">von <text:s/>Tom Short in Abs. „Slicing and extracting data“:</text:span></text:p>
          <text:list>
            <text:list-item>
              <text:p text:style-name="P9"><text:a xlink:type="simple" xlink:href="http://cran.r-project.org/doc/contrib/Short-refcard.pdf">http://cran.r-project.org/doc/contrib/Short-refcard.pdf</text:a></text:p>
            </text:list-item>
          </text:list>
        </text:list-item>
      </text:list>
      <text:p text:style-name="P2"/>
      <text:p text:style-name="P17">Notizen: <text:s/></text:p>
      <text:list xml:id="list7086836814579130350" text:style-name="L1">
        <text:list-item>
          <text:p text:style-name="P14"><text:span text:style-name="T5">a**b - Operator &lt;=&gt; <text:s/>a^b</text:span></text:p>
        </text:list-item>
        <text:list-item>
          <text:p text:style-name="P14"><text:span text:style-name="T5">a%%b = Modulo-Operator</text:span></text:p>
        </text:list-item>
        <text:list-item>
          <text:p text:style-name="P14"><text:span text:style-name="T5">mode(x) - gibt Typ von x zurück</text:span></text:p>
        </text:list-item>
        <text:list-item>
          <text:p text:style-name="P14"><text:span text:style-name="T7">c(a,b,..,z) – erstellt Vektor</text:span><text:span text:style-name="T5">, c() gibt NULL zurück</text:span></text:p>
        </text:list-item>
        <text:list-item>
          <text:p text:style-name="P14"><text:span text:style-name="T5">rep(x,b) – Wiederholt Objekt x b mal.</text:span></text:p>
        </text:list-item>
        <text:list-item>
          <text:p text:style-name="P14"><text:span text:style-name="T7">Sequenzen</text:span><text:span text:style-name="T5">: x:y &lt;=&gt; seq(from=x,to=y), along=x <text:s/>- Länge von x, <text:s/></text:span></text:p>
          <text:p text:style-name="P14"><text:span text:style-name="T5">length – gewünschte Länge, by=x – Inkrementieren von x (x Schritte)</text:span></text:p>
        </text:list-item>
        <text:list-item>
          <text:p text:style-name="P14"><text:span text:style-name="T5">length(x) – gibt größe von Vektor zurück</text:span></text:p>
        </text:list-item>
        <text:list-item>
          <text:p text:style-name="P14"><text:span text:style-name="T7">Vektorindizierung</text:span><text:span text:style-name="T5"> (x und y sind Vektoren): </text:span></text:p>
          <text:list>
            <text:list-item>
              <text:p text:style-name="P14"><text:span text:style-name="T5">x[y] = gibt Index x[y1],x[y2],..,x[yn](yn = y[n])</text:span></text:p>
            </text:list-item>
            <text:list-item>
              <text:p text:style-name="P14"><text:span text:style-name="T5">y &gt;=3 – gibt aus, ob y[1..n] &gt;= 3 ist.(TRUE || FALSE)</text:span></text:p>
            </text:list-item>
            <text:list-item>
              <text:p text:style-name="P14"><text:span text:style-name="T5">y[y&gt;=3] – gibt die Elemente von y zurück, welche &gt;=3 sind, also bei y&gt;=3 TRUE sind</text:span></text:p>
            </text:list-item>
            <text:list-item>
              <text:p text:style-name="P14"><text:span text:style-name="T5"><text:s/>x[-2] – Vektor x ohne das 2. Element, x[-y] – Vektor x ohne Element y[1..n]</text:span></text:p>
            </text:list-item>
            <text:list-item>
              <text:p text:style-name="P14"><text:span text:style-name="T5">Jedes 2. Element: x[2*(1:(length(x)/2))] &lt;=&gt; x[c(2,4,6,..,n)]</text:span></text:p>
            </text:list-item>
            <text:list-item>
              <text:p text:style-name="P14"><text:span text:style-name="T5">Jedes 2. Element: x[c(F,T)] – Wenn length(c(F,T)) &lt; length(x) dann wird c(F,T) immer wiederholt. An der stelle, wo TRUE vorkommt wird x[i] zurückgegeben </text:span></text:p>
            </text:list-item>
          </text:list>
        </text:list-item>
        <text:list-item>
          <text:p text:style-name="P14"><text:span text:style-name="T7">Matrizen </text:span><text:span text:style-name="T5">: </text:span></text:p>
          <text:list>
            <text:list-item>
              <text:p text:style-name="P14"><text:span text:style-name="T5">cbind(x,y), rbind(x,y): verbindet Vektoren colunm-Weise/row-Weise</text:span></text:p>
            </text:list-item>
            <text:list-item>
              <text:p text:style-name="P14"><text:span text:style-name="T5">dim(m), gibt dimension wieder, nrow(m), ncol(m) – Anzahl Zeilen/Spalten</text:span></text:p>
            </text:list-item>
            <text:list-item>
              <text:p text:style-name="P14"><text:span text:style-name="T5">m[i] gibt i-te Position wieder.Bei 3x3-Matrix: Erst Zeilen nach unten zählen, dann nächste Spalte. Die 6. Position ist also das Feld m[3,2)]</text:span></text:p>
            </text:list-item>
          </text:list>
        </text:list-item>
        <text:list-item>
          <text:p text:style-name="P12">Listen</text:p>
          <text:list>
            <text:list-item>
              <text:p text:style-name="P16">l=list(one=x,two=y) – Erzeugt Liste mit Elementen one und two Variablen.</text:p>
            </text:list-item>
            <text:list-item>
              <text:p text:style-name="P16">Zugriff: l[2] – Name von Element + Element, l[[2]] – nur 2. Element &lt;=&gt; l$two</text:p>
            </text:list-item>
          </text:list>
        </text:list-item>
        <text:list-item>
          <text:p text:style-name="P16">Sonstiges: Inf = NaN, NA = not assigned, NULL = Leer</text:p>
        </text:list-item>
        <text:list-item>
          <text:p text:style-name="P16">Funktionen auf Vektoren und Matrizen an Stelle von Schleifen</text:p>
          <text:list>
            <text:list-item>
              <text:p text:style-name="P16">lapply(l, FUN)- FUN auf Listenelemente</text:p>
            </text:list-item>
            <text:list-item>
              <text:p text:style-name="P16">apply(m,(1|2),FUN) – FUN auf matrix, 1 für zeilen, 2 für Spalten</text:p>
            </text:list-item>
          </text:list>
        </text:list-item>
        <text:list-item>
          <text:p text:style-name="P12">Funktionen:</text:p>
          <text:list>
            <text:list-item>
              <text:p text:style-name="P16">jitter (m) fügt noice zu Werten hinzu</text:p>
            </text:list-item>
            <text:list-item>
              <text:p text:style-name="P16">Bsp:</text:p>
              <text:p text:style-name="P16">legal.level = function(dat, levels=5) dat&gt;=1 &amp;&amp; dat&lt;=levels &amp;&amp; dat==trunc(dat)</text:p>
              <text:p text:style-name="P16">Aufruf: legal.level(4)</text:p>
            </text:list-item>
            <text:list-item>
              <text:p text:style-name="P16">apply(xy, 1, function(x, lev) all(legal.level(x,lev)), lev=7) <text:s/>– </text:p>
              <text:p text:style-name="P16">lev=7 fügt initialisierte Variable zu FUN hinzu, all() prüft, ob alle Werte TRUE sind</text:p>
            </text:list-item>
          </text:list>
        </text:list-item>
      </text:list>
      <text:p text:style-name="P7"><text:span text:style-name="T1"/></text:p>
      <text:p text:style-name="P2"><text:soft-page-break/><text:span text:style-name="T6">Aufgabe 1-3: In R (ohne Loops)- 100000 mal würfeln. Wie oft kommt die Sequenz 3,4,5 vor?</text:span></text:p>
      <text:p text:style-name="P3"/>
      <text:p text:style-name="P6">Idee: Generiere aus den 100000 Würfelwürfen alle aufeinanderfolgenden 3-elementigen Teilmengen und vergleiche jede mit der Sequenz {3,4,5}. Zähle die Gleichnisse.</text:p>
      <text:p text:style-name="P6"/>
      <text:p text:style-name="P5">R-Code :</text:p>
      <text:p text:style-name="P6"/>
      <text:p text:style-name="P18">repNum=100000 # number of Repitions</text:p>
      <text:p text:style-name="P18">diceRun = sample(1:6,repNum,replace=T) #create 100000 dice throws</text:p>
      <text:p text:style-name="P18">cpDice = diceRun # copy of dice throws</text:p>
      <text:p text:style-name="P18">wishedSeq = c(3,4,5) # wished sequence</text:p>
      <text:p text:style-name="P18"/>
      <text:p text:style-name="P18">matr1=matrix(cpDice,nrow=3) </text:p>
      <text:p text:style-name="P18"># delete last column because it is invalid (recycled last column)</text:p>
      <text:p text:style-name="P18">matr1=matr1[,-dim(matr1)[2]] </text:p>
      <text:p text:style-name="P18"># count all equal Sequences, in sum T equals 1 and F equals 0</text:p>
      <text:p text:style-name="P18">counter= sum(apply(matr1,2, function(x) all(x==wishedSeq)))</text:p>
      <text:p text:style-name="P18">cpDice &lt;- cpDice[-1] # delete first element </text:p>
      <text:p text:style-name="P18">matr2=matrix(cpDice,nrow=3)</text:p>
      <text:p text:style-name="P18">counter= counter + sum(apply(matr2,2, function(x) all(x==wishedSeq)))</text:p>
      <text:p text:style-name="P18">cpDice &lt;- cpDice[-1] # delete first element </text:p>
      <text:p text:style-name="P18">matr3=matrix(cpDice,nrow=3)</text:p>
      <text:p text:style-name="P18">matr3=matr1[,-dim(matr3)[2]] # delete last column because it is invalid (recycled last column)</text:p>
      <text:p text:style-name="P18">counter= counter + sum(apply(matr3,2, function(x) all(x==wishedSeq)))</text:p>
      <text:p text:style-name="P18">coun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2" svg:font-family="Arial"/>
    <style:font-face style:name="Arial1" svg:font-family="Arial, Verdana, Helvetica"/>
    <style:font-face style:name="Lucida Grande" svg:font-family="'Lucida Grande', Verdana, Lucida, Helvetica, Arial, sans-serif"/>
    <style:font-face style:name="Mangal1" svg:font-family="Mangal"/>
    <style:font-face style:name="OpenSymbol" svg:font-family="OpenSymbol"/>
    <style:font-face style:name="Times New Roman1" svg:font-family="'Times New Roman'"/>
    <style:font-face style:name="Verdana" svg:font-family="Verdana, Arial,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Tutor: Julia Schenk<text:tab/>Abgabe: 28.04.2014<text:tab/>Name: Robert Fel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7T16:03:40.38</meta:creation-date>
    <meta:document-statistic meta:table-count="0" meta:image-count="0" meta:object-count="0" meta:page-count="3" meta:paragraph-count="82" meta:word-count="911" meta:character-count="6836"/>
    <dc:date>2014-04-28T01:39:21.42</dc:date>
    <meta:editing-duration>PT14M47S</meta:editing-duration>
    <meta:editing-cycles>1</meta:editing-cycles>
    <meta:generator>OpenOffice/4.0.1$Win32 OpenOffice.org_project/401m5$Build-9714</meta:generator>
  </office:meta>
</office:document-meta>
</file>